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995cm" style:rel-column-width="2265*"/>
    </style:style>
    <style:style style:name="Table1.B" style:family="table-column">
      <style:table-column-properties style:column-width="15.005cm" style:rel-column-width="850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>
      <style:paragraph-properties fo:text-align="start" style:justify-single-word="false"/>
      <style:text-properties style:font-name="Cambria"/>
    </style:style>
    <style:style style:name="P5" style:family="paragraph" style:parent-style-name="Text_20_body">
      <style:text-properties style:font-name="Cambria" fo:font-weight="bold" style:font-name-asian="Times New Roman2" style:font-weight-asian="bold" style:font-name-complex="Times New Roman2" style:font-weight-complex="bold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style:font-name-asian="Times New Roman2" style:font-name-complex="Times New Roman2"/>
    </style:style>
    <style:style style:name="T6" style:family="text">
      <style:text-properties fo:font-weight="bold" style:font-name-asian="Times New Roman2" style:font-weight-asian="bold" style:font-name-complex="Times New Roman2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2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1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0204.png" xlink:type="simple" xlink:show="embed" xlink:actuate="onLoad"/></draw:frame></text:p>
          </table:table-cell>
          <table:table-cell table:style-name="Table1.B1" office:value-type="string">
            <text:h text:style-name="P6" text:outline-level="1">Дискретная передаточная функция обратного аргумента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3.521cm" svg:height="1.769cm" draw:z-index="1"><draw:image xlink:href="../images/020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5">Блок </text:span><text:span text:style-name="T6">векторизован</text:span><text:span text:style-name="T8">, реализует математическую модель звена, динамика которого </text:span><text:span text:style-name="T2">(</text:span><text:span text:style-name="T10">для каждого </text:span><text:span text:style-name="T11">скалярного</text:span><text:span text:style-name="T10"> сигнала)</text:span><text:span text:style-name="T8"> описывается </text:span><text:span text:style-name="T10">дискретной передаточной функцией</text:span><text:span text:style-name="T8">:</text:span></text:p>
            <text:p text:style-name="P3"><text:span text:style-name="T8"><draw:frame draw:style-name="fr3" draw:name="Объект1" text:anchor-type="as-char" svg:width="8.511cm" svg:height="1.45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8">,</text:span></text:p>
            <text:p text:style-name="P2"><text:span text:style-name="T8">где </text:span><text:span text:style-name="T8"><draw:frame draw:style-name="fr3" draw:name="Object2" text:anchor-type="as-char" svg:width="1.494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8">– </text:span><text:span text:style-name="T10">коэффициенты ( </text:span><text:span text:style-name="T3">i=0...n, j=0...m, n≥m </text:span><text:span text:style-name="T10">).</text:span></text:p>
            <text:p text:style-name="P4"><text:span text:style-name="T12">Обязательное</text:span><text:span text:style-name="T6"> условие</text:span><text:span text:style-name="T8">:</text:span><text:span text:style-name="T8"><draw:frame draw:style-name="fr3" draw:name="Объект3" text:anchor-type="as-char" svg:width="1.425cm" svg:height="0.621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    <text:p text:style-name="P5">Примечания:</text:p>
            <text:list xml:id="list7479946185697445822" text:style-name="L1">
              <text:list-item>
                <text:p text:style-name="P9"><text:span text:style-name="T8">По умолчанию блок реализует </text:span><text:span text:style-name="T10">обработку</text:span><text:span text:style-name="T8"> </text:span><text:span text:style-name="T13">скалярного</text:span><text:span text:style-name="T8"> входного сигнала.</text:span></text:p>
              </text:list-item>
              <text:list-item>
                <text:p text:style-name="P9"><text:span text:style-name="T8">Коэффициенты</text:span><text:span text:style-name="T8"><draw:frame draw:style-name="fr3" draw:name="Объект2" text:anchor-type="as-char" svg:width="1.494cm" svg:height="0.621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 вводятся по </text:span><text:span text:style-name="T13">убывающим</text:span><text:span text:style-name="T8"> степеням </text:span><text:span text:style-name="T2">z.</text:span></text:p>
              </text:list-item>
              <text:list-item>
                <text:p text:style-name="P9"><text:span text:style-name="T2">Для правильной работы данного блока необходимо задать максимальный шаг интегрирования не больше, чем </text:span><text:span text:style-name="T3">0,5·T</text:span><text:span text:style-name="T2">. При интегрировании с постоянным шагом рекомендуется задать шаг таким, чтобы период квантования был кратен шагу интегрирования </text:span><text:span text:style-name="T3">T = k·h</text:span><text:span text:style-name="T2">, </text:span><text:span text:style-name="T10">где </text:span><text:span text:style-name="T3">k, h </text:span><text:span text:style-name="T10">–</text:span><text:span text:style-name="T2"> </text:span><text:span text:style-name="T10">целое число и шаг интегрирования</text:span><text:span text:style-name="T2">.</text:span></text:p>
              </text:list-item>
            </text:list>
            <text:p text:style-name="P2"><text:span text:style-name="T7">Свойства</text:span>:</text:p>
            <text:list xml:id="list8174576722309738706" text:style-name="L2">
              <text:list-item>
                <text:p text:style-name="P10">Период квантования – <text:span text:style-name="T3">T</text:span>.</text:p>
              </text:list-item>
              <text:list-item>
                <text:p text:style-name="P11">Коэффициенты числителя – вектор <text:span text:style-name="T4">b</text:span>, <text:span text:style-name="T9">размерностью </text:span><text:span text:style-name="T1">[m]</text:span>.</text:p>
              </text:list-item>
              <text:list-item>
                <text:p text:style-name="P11">Коэффициенты знаменателя – вектор <text:span text:style-name="T4">a</text:span>, <text:span text:style-name="T9">размерностью </text:span><text:span text:style-name="T1">[n]</text:span>.</text:p>
              </text:list-item>
              <text:list-item>
                <text:p text:style-name="P11">Начальные условия – вектор начальных значений выходной величины блока при <text:span text:style-name="T4">t=0</text:span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ая передаточная функция обратного аргумента</dc:title>
    <dc:date>2014-12-24T18:14:59.88</dc:date>
    <meta:generator>OpenOffice/4.1.1$Win32 OpenOffice.org_project/411m6$Build-9775</meta:generator>
    <meta:editing-duration>PT6H44M10S</meta:editing-duration>
    <meta:editing-cycles>157</meta:editing-cycles>
    <meta:document-statistic meta:table-count="1" meta:image-count="2" meta:object-count="4" meta:page-count="1" meta:paragraph-count="19" meta:word-count="133" meta:character-count="94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W</mi>
      <mrow>
        <mo stretchy="false">(</mo>
        <mrow>
          <mi>z</mi>
        </mrow>
        <mo stretchy="false">)</mo>
      </mrow>
      <mrow>
        <mi/>
        <mo stretchy="false">=</mo>
        <mi/>
      </mrow>
      <mfrac>
        <mrow>
          <mrow>
            <mrow>
              <mrow>
                <mrow>
                  <mrow>
                    <msub>
                      <mi>b</mi>
                      <mi>m</mi>
                    </msub>
                    <mo stretchy="false">⋅</mo>
                    <msup>
                      <mi>z</mi>
                      <mrow>
                        <mrow>
                          <mo stretchy="false">−</mo>
                          <mi>m</mi>
                        </mrow>
                      </mrow>
                    </msup>
                  </mrow>
                  <mo stretchy="false">+</mo>
                  <mn>...</mn>
                </mrow>
                <mo stretchy="false">+</mo>
                <mrow>
                  <msub>
                    <mi>b</mi>
                    <mn>2</mn>
                  </msub>
                  <mo stretchy="false">⋅</mo>
                  <msup>
                    <mi>z</mi>
                    <mrow>
                      <mrow>
                        <mo stretchy="false">−</mo>
                        <mn>2</mn>
                      </mrow>
                    </mrow>
                  </msup>
                </mrow>
              </mrow>
              <mo stretchy="false">+</mo>
              <mrow>
                <msub>
                  <mi>b</mi>
                  <mn>1</mn>
                </msub>
                <mo stretchy="false">⋅</mo>
                <msup>
                  <mi>z</mi>
                  <mrow>
                    <mrow>
                      <mo stretchy="false">−</mo>
                      <mn>1</mn>
                    </mrow>
                  </mrow>
                </msup>
              </mrow>
            </mrow>
            <mo stretchy="false">+</mo>
            <msub>
              <mi>b</mi>
              <mn>0</mn>
            </msub>
          </mrow>
        </mrow>
        <mrow>
          <mrow>
            <mrow>
              <mrow>
                <mrow>
                  <mrow>
                    <msub>
                      <mi>a</mi>
                      <mi>n</mi>
                    </msub>
                    <mo stretchy="false">⋅</mo>
                    <msup>
                      <mi>z</mi>
                      <mrow>
                        <mrow>
                          <mo stretchy="false">−</mo>
                          <mi>n</mi>
                        </mrow>
                      </mrow>
                    </msup>
                  </mrow>
                  <mo stretchy="false">+</mo>
                  <mn>...</mn>
                </mrow>
                <mo stretchy="false">+</mo>
                <mrow>
                  <msub>
                    <mi>a</mi>
                    <mn>2</mn>
                  </msub>
                  <mo stretchy="false">⋅</mo>
                  <msup>
                    <mi>z</mi>
                    <mrow>
                      <mrow>
                        <mo stretchy="false">−</mo>
                        <mn>2</mn>
                      </mrow>
                    </mrow>
                  </msup>
                </mrow>
              </mrow>
              <mo stretchy="false">+</mo>
              <mrow>
                <msub>
                  <mi>a</mi>
                  <mn>1</mn>
                </msub>
                <mo stretchy="false">⋅</mo>
                <msup>
                  <mi>z</mi>
                  <mrow>
                    <mrow>
                      <mo stretchy="false">−</mo>
                      <mn>1</mn>
                    </mrow>
                  </mrow>
                </msup>
              </mrow>
            </mrow>
            <mo stretchy="false">+</mo>
            <msub>
              <mi>a</mi>
              <mn>0</mn>
            </msub>
          </mrow>
        </mrow>
      </mfrac>
    </mrow>
    <annotation encoding="StarMath 5.0">W(z)
~=~
{b_m cdot z^{-m} +...+ b_2 cdot z^{-2} + b_1 cdot z^{-1} + b_0}
over
{a_n cdot z^{-n} +...+ a_2 cdot z^{-2} + a_1 cdot z^{-1} + a_0}
</annotation>
  </semantics>
</math>
</file>

<file path=Object 2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4/content.xml><?xml version="1.0" encoding="utf-8"?>
<math xmlns="http://www.w3.org/1998/Math/MathML">
  <semantics>
    <mrow>
      <mrow>
        <msub>
          <mi>a</mi>
          <mn>0</mn>
        </msub>
        <mo stretchy="false">≠</mo>
        <mn>0.</mn>
      </mrow>
    </mrow>
    <annotation encoding="StarMath 5.0">a_0&lt;&gt;0.</annotation>
  </semantics>
</math>
</file>

<file path=Object 5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